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end" style:justify-single-word="false" fo:orphans="2" fo:widows="2" fo:text-indent="0in" style:auto-text-indent="false"/>
      <style:text-properties fo:font-variant="normal" fo:text-transform="none" fo:color="#303f9f" fo:letter-spacing="normal" loext:padding-left="0in" loext:padding-right="0in" loext:padding-top="0.0193in" loext:padding-bottom="0in" loext:border-left="none" loext:border-right="none" loext:border-top="0.06pt solid #000000" loext:border-bottom="none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transparent" fo:padding="0in" fo:border="none"/>
      <style:text-properties fo:font-variant="normal" fo:text-transform="none" fo:color="#000000" style:font-name="inherit" fo:font-size="10.5pt" fo:letter-spacing="normal" fo:font-style="normal" fo:font-weight="normal" fo:background-color="#f7f7f7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transparent" fo:padding="0in" fo:border="none"/>
      <style:text-properties fo:font-variant="normal" fo:text-transform="none" fo:color="#000000" style:font-name="monospace" fo:font-size="10.5pt" fo:letter-spacing="normal" fo:font-style="normal" fo:font-weight="normal" loext:padding="0in" loext:border="none"/>
    </style:style>
    <style:style style:name="P5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transparent" fo:padding="0in" fo:border="none"/>
      <style:text-properties fo:font-variant="normal" fo:text-transform="none" fo:color="#000000" fo:letter-spacing="normal" fo:background-color="#f7f7f7" loext:padding="0in" loext:border="none"/>
    </style:style>
    <style:style style:name="P6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transparent" fo:padding="0in" fo:border="none"/>
      <style:text-properties fo:font-variant="normal" fo:text-transform="none" fo:color="#000000" fo:letter-spacing="normal" loext:padding="0in" loext:border="none"/>
    </style:style>
    <style:style style:name="P7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transparent" fo:padding="0in" fo:border="none"/>
      <style:text-properties fo:font-variant="normal" fo:text-transform="none" fo:color="#e75c58" style:font-name="monospace" fo:font-size="10.5pt" fo:letter-spacing="normal" fo:font-style="normal" fo:font-weight="normal" loext:padding="0in" loext:border="none"/>
    </style:style>
    <style:style style:name="P8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transparent" fo:padding="0in" fo:border="none"/>
      <style:text-properties fo:font-variant="normal" fo:text-transform="none" fo:color="#ba2121" style:font-name="inherit" fo:font-size="10.5pt" fo:letter-spacing="normal" fo:font-style="normal" fo:font-weight="normal" fo:background-color="#f7f7f7" loext:padding="0in" loext:border="none"/>
    </style:style>
    <style:style style:name="P9" style:family="paragraph" style:parent-style-name="Preformatted_20_Text">
      <loext:graphic-properties draw:fill="none" draw:fill-color="#ffffff"/>
      <style:paragraph-properties fo:margin-top="0in" fo:margin-bottom="0in" loext:contextual-spacing="false" style:line-height-at-least="0.2083in" fo:orphans="2" fo:widows="2" fo:background-color="transparent" fo:padding="0in" fo:border="none"/>
      <style:text-properties fo:font-variant="normal" fo:text-transform="none" fo:color="#000000" style:font-name="monospace" fo:font-size="10.5pt" fo:letter-spacing="normal" fo:font-style="normal" fo:font-weight="normal" loext:padding="0in" loext:border="none"/>
    </style:style>
    <style:style style:name="P10" style:family="paragraph" style:parent-style-name="Preformatted_20_Text">
      <loext:graphic-properties draw:fill="none" draw:fill-color="#ffffff"/>
      <style:paragraph-properties fo:margin-top="0in" fo:margin-bottom="0in" loext:contextual-spacing="false" style:line-height-at-least="0.2083in" fo:orphans="2" fo:widows="2" fo:background-color="transparent" fo:padding="0in" fo:border="none"/>
      <style:text-properties fo:font-variant="normal" fo:text-transform="none" fo:color="#000000" fo:letter-spacing="normal" loext:padding="0in" loext:border="none"/>
    </style:style>
    <style:style style:name="P11" style:family="paragraph" style:parent-style-name="Preformatted_20_Text">
      <loext:graphic-properties draw:fill="none" draw:fill-color="#ffffff"/>
      <style:paragraph-properties fo:margin-top="0in" fo:margin-bottom="0in" loext:contextual-spacing="false" style:line-height-at-least="0.2083in" fo:orphans="2" fo:widows="2" fo:background-color="transparent" fo:padding="0in" fo:border="none"/>
      <style:text-properties fo:font-variant="normal" fo:text-transform="none" fo:color="#e75c58" fo:letter-spacing="normal" loext:padding="0in" loext:border="none"/>
    </style:style>
    <style:style style:name="P12" style:family="paragraph" style:parent-style-name="Preformatted_20_Text">
      <loext:graphic-properties draw:fill="none" draw:fill-color="#ffffff"/>
      <style:paragraph-properties fo:margin-top="0in" fo:margin-bottom="0in" loext:contextual-spacing="false" style:line-height-at-least="0.2083in" fo:orphans="2" fo:widows="2" fo:background-color="transparent" fo:padding="0in" fo:border="none"/>
    </style:style>
    <style:style style:name="P13" style:family="paragraph" style:parent-style-name="Preformatted_20_Text">
      <loext:graphic-properties draw:fill="none" draw:fill-color="#ffffff"/>
      <style:paragraph-properties fo:margin-top="0in" fo:margin-bottom="0in" loext:contextual-spacing="false" style:line-height-at-least="0.2083in" fo:orphans="2" fo:widows="2" fo:background-color="transparent" fo:padding="0in" fo:border="none"/>
      <style:text-properties fo:font-size="10.5pt" style:font-size-asian="10.5pt" style:font-size-complex="10.5pt" loext:padding="0in" loext:border="none"/>
    </style:style>
    <style:style style:name="P14" style:family="paragraph" style:parent-style-name="Standard">
      <style:paragraph-properties fo:orphans="2" fo:widows="2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style:line-height-at-least="0.2083in" fo:orphans="2" fo:widows="2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style:line-height-at-least="0.2083in" fo:text-align="end" style:justify-single-word="false" fo:orphans="2" fo:widows="2" fo:text-indent="0in" style:auto-text-indent="false"/>
      <style:text-properties fo:color="#303f9f" loext:padding-left="0in" loext:padding-right="0in" loext:padding-top="0.0193in" loext:padding-bottom="0in" loext:border-left="none" loext:border-right="none" loext:border-top="0.06pt solid #000000" loext:border-bottom="none"/>
    </style:style>
    <style:style style:name="P19" style:family="paragraph" style:parent-style-name="Standard">
      <style:paragraph-properties fo:margin-left="0in" fo:margin-right="0.0209in" fo:margin-top="0.0209in" fo:margin-bottom="0.052in" loext:contextual-spacing="false" fo:orphans="2" fo:widows="2" fo:text-indent="0in" style:auto-text-indent="false"/>
      <style:text-properties loext:padding="0in" loext:border="none"/>
    </style:style>
    <style:style style:name="P20" style:family="paragraph" style:parent-style-name="Standard">
      <style:paragraph-properties fo:margin-left="0.052in" fo:margin-right="0.0209in" fo:margin-top="0.0209in" fo:margin-bottom="0.052in" loext:contextual-spacing="false" fo:orphans="2" fo:widows="2" fo:text-indent="0in" style:auto-text-indent="false"/>
      <style:text-properties loext:padding="0in" loext:border="none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inherit" fo:font-size="10.5pt" fo:font-style="normal" fo:font-weight="bold"/>
    </style:style>
    <style:style style:name="T4" style:family="text">
      <style:text-properties fo:color="#aa22ff" fo:font-weight="bold"/>
    </style:style>
    <style:style style:name="T5" style:family="text">
      <style:text-properties fo:color="#aa22ff" style:font-name="inherit" fo:font-size="10.5pt" fo:font-style="normal" fo:font-weight="bold"/>
    </style:style>
    <style:style style:name="T6" style:family="text">
      <style:text-properties fo:color="#ba2121"/>
    </style:style>
    <style:style style:name="T7" style:family="text">
      <style:text-properties style:font-name="monospace"/>
    </style:style>
    <style:style style:name="T8" style:family="text">
      <style:text-properties style:font-name="monospace" fo:font-size="10.5pt" fo:font-style="normal" fo:font-weight="normal"/>
    </style:style>
    <style:style style:name="T9" style:family="text">
      <style:text-properties fo:color="#0000ff"/>
    </style:style>
    <style:style style:name="T10" style:family="text">
      <style:text-properties style:font-name="inherit" fo:font-size="10.5pt" fo:font-style="normal" fo:font-weight="normal"/>
    </style:style>
    <style:style style:name="T11" style:family="text">
      <style:text-properties fo:color="#008800"/>
    </style:style>
    <style:style style:name="T12" style:family="text">
      <style:text-properties fo:color="#008800" style:font-name="inherit" fo:font-size="10.5pt" fo:font-style="normal" fo:font-weight="normal"/>
    </style:style>
    <style:style style:name="T13" style:family="text">
      <style:text-properties fo:color="#e75c58"/>
    </style:style>
    <style:style style:name="T14" style:family="text">
      <style:text-properties fo:color="#00a250"/>
    </style:style>
    <style:style style:name="T15" style:family="text">
      <style:text-properties fo:color="#00a250" style:font-name="monospace" fo:font-size="10.5pt" fo:font-style="normal" fo:font-weight="normal"/>
    </style:style>
    <style:style style:name="T16" style:family="text">
      <style:text-properties fo:color="#60c6c8"/>
    </style:style>
    <style:style style:name="T17" style:family="text">
      <style:text-properties fo:color="#60c6c8" style:font-name="monospace" fo:font-size="10.5pt" fo:font-style="normal" fo:font-weight="normal"/>
    </style:style>
    <style:style style:name="T18" style:family="text">
      <style:text-properties fo:color="#007427"/>
    </style:style>
    <style:style style:name="T19" style:family="text">
      <style:text-properties fo:color="#007427" style:font-name="monospace" fo:font-size="10.5pt" fo:font-style="normal" fo:font-weight="bold"/>
    </style:style>
    <style:style style:name="T20" style:family="text">
      <style:text-properties fo:color="#208ffb"/>
    </style:style>
    <style:style style:name="T21" style:family="text">
      <style:text-properties fo:color="#208ffb" style:font-name="monospace" fo:font-size="10.5pt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-left="0.06pt solid #000000" fo:border-right="none" fo:border-top="none" fo:border-bottom="none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3" text:anchor-type="page" text:anchor-page-number="1" svg:x="0.052in" svg:y="0in" svg:width="10.052in" draw:z-index="2">
        <draw:text-box fo:min-height="0.1772in">
          <text:p text:style-name="Text_20_body"/>
        </draw:text-box>
      </draw:frame>
      <draw:frame draw:style-name="fr2" draw:name="Frame4" text:anchor-type="page" text:anchor-page-number="1" svg:x="0.052in" svg:y="0.5311in" svg:width="1.1457in" draw:z-index="3">
        <draw:text-box fo:min-height="0.1772in">
          <text:p text:style-name="Text_20_body"/>
        </draw:text-box>
      </draw:frame>
      <draw:frame draw:style-name="fr2" draw:name="Frame5" text:anchor-type="page" text:anchor-page-number="1" svg:x="0.052in" svg:y="0.1772in" svg:width="10.0626in" draw:z-index="4">
        <draw:text-box fo:min-height="0.3543in">
          <text:p text:style-name="Text_20_body"/>
        </draw:text-box>
      </draw:frame>
      <draw:frame draw:style-name="fr3" draw:name="Frame8" text:anchor-type="page" text:anchor-page-number="1" svg:x="0.052in" svg:y="0in" svg:width="0.0161in" draw:z-index="7">
        <draw:text-box fo:min-height="0.1772in">
          <text:p text:style-name="Text_20_body"/>
        </draw:text-box>
      </draw:frame>
      <draw:frame draw:style-name="fr3" draw:name="Frame11" text:anchor-type="page" text:anchor-page-number="1" svg:x="0.052in" svg:y="0in" svg:width="0.0161in" draw:z-index="10">
        <draw:text-box fo:min-height="0.1772in">
          <text:p text:style-name="Text_20_body"/>
        </draw:text-box>
      </draw:frame>
      <draw:frame draw:style-name="fr3" draw:name="Frame14" text:anchor-type="page" text:anchor-page-number="1" svg:x="0.052in" svg:y="0in" svg:width="0.0161in" draw:z-index="13">
        <draw:text-box fo:min-height="0.1772in">
          <text:p text:style-name="Text_20_body"/>
        </draw:text-box>
      </draw:frame>
      <draw:frame draw:style-name="fr3" draw:name="Frame17" text:anchor-type="page" text:anchor-page-number="1" svg:x="0.052in" svg:y="0in" svg:width="0.0161in" draw:z-index="16">
        <draw:text-box fo:min-height="0.1772in">
          <text:p text:style-name="Text_20_body"/>
        </draw:text-box>
      </draw:frame>
      <draw:frame draw:style-name="fr3" draw:name="Frame20" text:anchor-type="page" text:anchor-page-number="1" svg:x="0.052in" svg:y="0in" svg:width="0.0161in" draw:z-index="19">
        <draw:text-box fo:min-height="0.1772in">
          <text:p text:style-name="Text_20_body"/>
        </draw:text-box>
      </draw:frame>
      <text:p text:style-name="Standard"/>
      <text:section text:style-name="Sect1" text:name="header">
        <text:section text:style-name="Sect2" text:name="menubar-container">
          <text:p text:style-name="P14"/>
          <text:section text:style-name="Sect2" text:name="maintoolbar">
            <text:p text:style-name="P16"/>
            <text:section text:style-name="Sect2" text:name="maintoolbar-container">
              <text:p text:style-name="P19">CodeMarkdownRaw NBConvertHeading-</text:p>
              <text:section text:style-name="Sect2" text:name="cmd_palette">
                <text:p text:style-name="P20"/>
              </text:section>
            </text:section>
          </text:section>
        </text:section>
      </text:section>
      <text:section text:style-name="Sect2" text:name="site">
        <text:p text:style-name="P15"/>
        <text:section text:style-name="Sect2" text:name="ipython-main-app">
          <text:p text:style-name="P14"/>
          <text:section text:style-name="Sect2" text:name="notebook_panel">
            <text:p text:style-name="P16"/>
            <text:section text:style-name="Sect2" text:name="notebook">
              <text:p text:style-name="P17"/>
              <text:section text:style-name="Sect1" text:name="notebook-container">
                <text:p text:style-name="P18"> <text:span text:style-name="T7">[1]:</text:span></text:p>
                <text:p text:style-name="P3"><draw:frame draw:style-name="fr1" draw:name="Frame2" text:anchor-type="char" svg:width="10.1665in" draw:z-index="1"><draw:text-box fo:min-height="0.0161in"><text:p text:style-name="Text_20_body"/></draw:text-box></draw:frame><draw:frame draw:style-name="fr1" draw:name="Frame1" text:anchor-type="char" svg:width="10.1665in" draw:z-index="0"><draw:text-box fo:min-height="0.0161in"><text:p text:style-name="P1"/></draw:text-box></draw:frame><text:span text:style-name="T2">import</text:span> re</text:p>
                <text:p text:style-name="P3">string <text:span text:style-name="T4">=</text:span> <text:span text:style-name="T6">'bat, lat, mat, bet, let, met, bit, lit, mit, bot, lot, mot'</text:span></text:p>
                <text:p text:style-name="P3">result <text:span text:style-name="T4">=</text:span> re.findall(<text:span text:style-name="T6">'b[ao]t'</text:span>, string)</text:p>
                <text:p text:style-name="P3"><text:span text:style-name="T1">print</text:span>(result)</text:p>
                <text:p text:style-name="P4">['bat', 'bot']</text:p>
                <text:p text:style-name="P2"> <text:span text:style-name="T8">[2]:</text:span></text:p>
                <text:p text:style-name="P3"><draw:frame draw:style-name="fr1" draw:name="Frame7" text:anchor-type="char" svg:width="10.1665in" draw:z-index="6"><draw:text-box fo:min-height="0.0161in"><text:p text:style-name="Text_20_body"/></draw:text-box></draw:frame><draw:frame draw:style-name="fr1" draw:name="Frame6" text:anchor-type="char" svg:width="10.1665in" draw:z-index="5"><draw:text-box fo:min-height="0.0161in"><text:p text:style-name="Text_20_body"/></draw:text-box></draw:frame><text:span text:style-name="T2">def</text:span> <text:span text:style-name="T9">l2_dist</text:span>(a, b):</text:p>
                <text:p text:style-name="P5"><text:s text:c="4"/><text:span text:style-name="T10">result </text:span><text:span text:style-name="T5">=</text:span><text:span text:style-name="T10"> ((a </text:span><text:span text:style-name="T5">-</text:span><text:span text:style-name="T10"> b) </text:span><text:span text:style-name="T5">*</text:span><text:span text:style-name="T10"> (a </text:span><text:span text:style-name="T5">-</text:span><text:span text:style-name="T10"> b)).sum()</text:span></text:p>
                <text:p text:style-name="P5"><text:s text:c="4"/><text:span text:style-name="T10">result </text:span><text:span text:style-name="T5">=</text:span><text:span text:style-name="T10"> result </text:span><text:span text:style-name="T5">**</text:span><text:span text:style-name="T10"> </text:span><text:span text:style-name="T12">0.5</text:span></text:p>
                <text:p text:style-name="P5"><text:s text:c="4"/><text:span text:style-name="T3">return</text:span><text:span text:style-name="T10"> result</text:span></text:p>
                <text:p text:style-name="P3">l2_dist(a.T,b.T)</text:p>
                <text:p text:style-name="P7">---------------------------------------------------------------------------</text:p>
                <text:p text:style-name="P9"><text:span text:style-name="T13">NameError</text:span> <text:s text:c="32"/>Traceback (most recent call last)</text:p>
                <text:p text:style-name="P9"><text:span text:style-name="T14">&lt;ipython-input-2-858b92f99a84&gt;</text:span> in <text:span text:style-name="T16">&lt;module&gt;</text:span></text:p>
                <text:p text:style-name="P10"><text:span text:style-name="T18"><text:s text:c="6"/></text:span><text:span text:style-name="T19">3</text:span><text:span text:style-name="T8"> <text:s text:c="4"/>result </text:span><text:span text:style-name="T21">=</text:span><text:span text:style-name="T8"> result </text:span><text:span text:style-name="T21">**</text:span><text:span text:style-name="T8"> </text:span><text:span text:style-name="T17">0.5</text:span></text:p>
                <text:p text:style-name="P10"><text:span text:style-name="T18"><text:s text:c="6"/></text:span><text:span text:style-name="T19">4</text:span><text:span text:style-name="T8"> <text:s text:c="4"/></text:span><text:span text:style-name="T15">return</text:span><text:span text:style-name="T8"> result</text:span></text:p>
                <text:p text:style-name="P9"><text:span text:style-name="T14">----&gt; 5</text:span><text:span text:style-name="T13"> </text:span>l2_dist<text:span text:style-name="T20">(</text:span>a<text:span text:style-name="T20">.</text:span>T<text:span text:style-name="T20">,</text:span>b<text:span text:style-name="T20">.</text:span>T<text:span text:style-name="T20">)</text:span></text:p>
                <text:p text:style-name="P12"/>
                <text:p text:style-name="P9"><text:span text:style-name="T13">NameError</text:span>: name 'a' is not defined</text:p>
                <text:p text:style-name="P12"/>
                <text:p text:style-name="P2"> <text:span text:style-name="T8">[16]:</text:span></text:p>
                <text:p text:style-name="P3"><draw:frame draw:style-name="fr1" draw:name="Frame10" text:anchor-type="char" svg:width="10.1665in" draw:z-index="9"><draw:text-box fo:min-height="0.0161in"><text:p text:style-name="Text_20_body"/></draw:text-box></draw:frame><draw:frame draw:style-name="fr1" draw:name="Frame9" text:anchor-type="char" svg:width="10.1665in" draw:z-index="8"><draw:text-box fo:min-height="0.0161in"><text:p text:style-name="Text_20_body"/></draw:text-box></draw:frame><text:span text:style-name="T2">import</text:span> numpy <text:span text:style-name="T2">as</text:span> np</text:p>
                <text:p text:style-name="P5">​</text:p>
                <text:p text:style-name="P3">r <text:span text:style-name="T4">=</text:span> np.array([[<text:span text:style-name="T11">0</text:span>,<text:span text:style-name="T11">1</text:span>,<text:span text:style-name="T11">2</text:span>,<text:span text:style-name="T11">3</text:span>,<text:span text:style-name="T11">4</text:span>,<text:span text:style-name="T11">5</text:span>], [<text:span text:style-name="T11">6</text:span>,<text:span text:style-name="T11">7</text:span>,<text:span text:style-name="T11">8</text:span>,<text:span text:style-name="T11">9</text:span>,<text:span text:style-name="T11">10</text:span>,<text:span text:style-name="T11">11</text:span>],[<text:span text:style-name="T11">12</text:span>,<text:span text:style-name="T11">13</text:span>,<text:span text:style-name="T11">14</text:span>,<text:span text:style-name="T11">15</text:span>,<text:span text:style-name="T11">16</text:span>,<text:span text:style-name="T11">17</text:span>],[<text:span text:style-name="T11">18</text:span>,<text:span text:style-name="T11">19</text:span>,<text:span text:style-name="T11">20</text:span>,<text:span text:style-name="T11">21</text:span>,<text:span text:style-name="T11">22</text:span>,<text:span text:style-name="T11">23</text:span>],</text:p>
                <text:p text:style-name="P5"><text:s text:c="14"/><text:span text:style-name="T10">[</text:span><text:span text:style-name="T12">24</text:span><text:span text:style-name="T10">,</text:span><text:span text:style-name="T12">25</text:span><text:span text:style-name="T10">,</text:span><text:span text:style-name="T12">26</text:span><text:span text:style-name="T10">,</text:span><text:span text:style-name="T12">27</text:span><text:span text:style-name="T10">,</text:span><text:span text:style-name="T12">28</text:span><text:span text:style-name="T10">,</text:span><text:span text:style-name="T12">29</text:span><text:span text:style-name="T10">],[</text:span><text:span text:style-name="T12">30</text:span><text:span text:style-name="T10">,</text:span><text:span text:style-name="T12">31</text:span><text:span text:style-name="T10">,</text:span><text:span text:style-name="T12">32</text:span><text:span text:style-name="T10">,</text:span><text:span text:style-name="T12">33</text:span><text:span text:style-name="T10">,</text:span><text:span text:style-name="T12">34</text:span><text:span text:style-name="T10">,</text:span><text:span text:style-name="T12">35</text:span><text:span text:style-name="T10">]])</text:span></text:p>
                <text:p text:style-name="P3">r[<text:span text:style-name="T11">2</text:span>:<text:span text:style-name="T11">4</text:span>,<text:span text:style-name="T11">2</text:span>:<text:span text:style-name="T11">4</text:span>]</text:p>
                <text:p text:style-name="P4">array([[14, 15],</text:p>
                <text:p text:style-name="P10"><text:s text:c="7"/><text:span text:style-name="T8">[20, 21]])</text:span></text:p>
                <text:p text:style-name="P2"> <text:span text:style-name="T8">[19]:</text:span></text:p>
                <text:p text:style-name="P3"><draw:frame draw:style-name="fr1" draw:name="Frame13" text:anchor-type="char" svg:width="10.1665in" draw:z-index="12"><draw:text-box fo:min-height="0.0161in"><text:p text:style-name="Text_20_body"/></draw:text-box></draw:frame><draw:frame draw:style-name="fr1" draw:name="Frame12" text:anchor-type="char" svg:width="10.1665in" draw:z-index="11"><draw:text-box fo:min-height="0.0161in"><text:p text:style-name="Text_20_body"/></draw:text-box></draw:frame><text:span text:style-name="T2">import</text:span> re</text:p>
                <text:p text:style-name="P5">​</text:p>
                <text:p text:style-name="P3">s <text:span text:style-name="T4">=</text:span> <text:span text:style-name="T6">'ACAABAACAAAB'</text:span></text:p>
                <text:p text:style-name="P3">result <text:span text:style-name="T4">=</text:span> re.findall(<text:span text:style-name="T6">'A{1,2}'</text:span>, s)</text:p>
                <text:p text:style-name="P3">L <text:span text:style-name="T4">=</text:span> <text:span text:style-name="T1">len</text:span>(result)</text:p>
                <text:p text:style-name="P3">L</text:p>
                <text:p text:style-name="P4">5</text:p>
                <text:p text:style-name="P2"> <text:span text:style-name="T8">[24]:</text:span></text:p>
                <text:p text:style-name="P3"><draw:frame draw:style-name="fr1" draw:name="Frame16" text:anchor-type="char" svg:width="10.6252in" draw:z-index="15"><draw:text-box fo:min-height="0.0161in"><text:p text:style-name="Text_20_body"/></draw:text-box></draw:frame><draw:frame draw:style-name="fr1" draw:name="Frame15" text:anchor-type="char" svg:width="10.6252in" draw:z-index="14"><draw:text-box fo:min-height="0.0161in"><text:p text:style-name="Text_20_body"/></draw:text-box></draw:frame><text:span text:style-name="T2">import</text:span> re</text:p>
                <text:p text:style-name="P3"><text:soft-page-break/>text<text:span text:style-name="T4">=</text:span><text:span text:style-name="T6">r'''Everyone has the following fundamental freedoms:</text:span></text:p>
                <text:p text:style-name="P8">(a) freedom of conscience and religion;</text:p>
                <text:p text:style-name="P8">(b) freedom of thought, belief, opinion and expression, including freedom of the press and other media of communication;</text:p>
                <text:p text:style-name="P8">(c) freedom of peaceful assembly; and</text:p>
                <text:p text:style-name="P8">(d) freedom of association.</text:p>
                <text:p text:style-name="P8">'''</text:p>
                <text:p text:style-name="P3">pattern <text:span text:style-name="T4">=</text:span> <text:span text:style-name="T6">'\(.\)'</text:span></text:p>
                <text:p text:style-name="P3"><text:span text:style-name="T1">print</text:span>(<text:span text:style-name="T1">len</text:span>(re.findall(pattern,text)))</text:p>
                <text:p text:style-name="P4">4</text:p>
                <text:p text:style-name="P2"> <text:span text:style-name="T8">[25]:</text:span></text:p>
                <text:p text:style-name="P3"><draw:frame draw:style-name="fr1" draw:name="Frame19" text:anchor-type="char" svg:width="10.1665in" draw:z-index="18"><draw:text-box fo:min-height="0.0161in"><text:p text:style-name="Text_20_body"/></draw:text-box></draw:frame><draw:frame draw:style-name="fr1" draw:name="Frame18" text:anchor-type="char" svg:width="10.1665in" draw:z-index="17"><draw:text-box fo:min-height="0.0161in"><text:p text:style-name="Text_20_body"/></draw:text-box></draw:frame>text <text:span text:style-name="T4">=</text:span> <text:span text:style-name="T6">'I refer to https://google.com and I never refer http://www.baidu.com if I have to search anything'</text:span></text:p>
                <text:p text:style-name="P3">(<text:span text:style-name="T4">?&lt;=</text:span>https:\<text:span text:style-name="T4">/</text:span>\<text:span text:style-name="T4">/</text:span>)([A<text:span text:style-name="T4">-</text:span>Za<text:span text:style-name="T4">-</text:span>z0<text:span text:style-name="T4">-</text:span><text:span text:style-name="T11">9.</text:span>]<text:span text:style-name="T4">*</text:span>)</text:p>
                <text:p text:style-name="P6"><text:span text:style-name="T16"><text:s text:c="2"/></text:span><text:span text:style-name="T17">File </text:span><text:span text:style-name="T15">"&lt;ipython-input-25-01f5c0a4fc0b&gt;"</text:span><text:span text:style-name="T17">, line </text:span><text:span text:style-name="T15">2</text:span></text:p>
                <text:p text:style-name="P11"><text:s text:c="4"/><text:span text:style-name="T8">(?&lt;=https:\/\/)([A-Za-z0-9.]*)</text:span></text:p>
                <text:p text:style-name="P10"><text:s text:c="5"/><text:span text:style-name="T8">^</text:span></text:p>
                <text:p text:style-name="P9"><text:span text:style-name="T13">SyntaxError:</text:span> invalid syntax</text:p>
                <text:p text:style-name="P13"/>
              </text:section>
            </text:section>
          </text:section>
        </text:section>
      </text:section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1:50:59.183431460</meta:creation-date>
    <dc:date>2021-02-18T11:51:54.236701728</dc:date>
    <meta:editing-duration>PT55S</meta:editing-duration>
    <meta:editing-cycles>1</meta:editing-cycles>
    <meta:document-statistic meta:table-count="0" meta:image-count="0" meta:object-count="0" meta:page-count="2" meta:paragraph-count="55" meta:word-count="183" meta:character-count="1510" meta:non-whitespace-character-count="1275"/>
    <meta:generator>LibreOffice/6.0.7.3$Linux_X86_64 LibreOffice_project/00m0$Build-3</meta:generator>
  </office:meta>
</office:document-meta>
</file>